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353a"/>
    </style:style>
    <style:style style:name="P2" style:family="paragraph" style:parent-style-name="Standard">
      <style:text-properties fo:font-size="20pt" officeooo:paragraph-rsid="0015353a" style:font-size-asian="20pt" style:font-size-complex="20pt"/>
    </style:style>
    <style:style style:name="P3" style:family="paragraph" style:parent-style-name="Standard">
      <style:text-properties officeooo:rsid="00167cf3" officeooo:paragraph-rsid="00167cf3"/>
    </style:style>
    <style:style style:name="P4" style:family="paragraph" style:parent-style-name="Standard">
      <style:text-properties officeooo:rsid="00181e26" officeooo:paragraph-rsid="00181e26"/>
    </style:style>
    <style:style style:name="P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1bbfe2"/>
    </style:style>
    <style:style style:name="P6" style:family="paragraph" style:parent-style-name="Standard">
      <style:text-properties officeooo:paragraph-rsid="001bbfe2"/>
    </style:style>
    <style:style style:name="P7" style:family="paragraph" style:parent-style-name="Standard">
      <style:text-properties officeooo:paragraph-rsid="001f8810"/>
    </style:style>
    <style:style style:name="P8" style:family="paragraph" style:parent-style-name="Standard">
      <style:text-properties officeooo:paragraph-rsid="002109fd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2444d6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2a04e0"/>
    </style:style>
    <style:style style:name="P11" style:family="paragraph" style:parent-style-name="Standard">
      <style:text-properties officeooo:paragraph-rsid="002b8cf5"/>
    </style:style>
    <style:style style:name="P12" style:family="paragraph" style:parent-style-name="Standard">
      <style:text-properties officeooo:paragraph-rsid="002c62fc"/>
    </style:style>
    <style:style style:name="P13" style:family="paragraph" style:parent-style-name="Standard">
      <style:text-properties officeooo:rsid="002d19b7" officeooo:paragraph-rsid="002d19b7"/>
    </style:style>
    <style:style style:name="P14" style:family="paragraph" style:parent-style-name="Standard">
      <style:text-properties officeooo:paragraph-rsid="002ed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8cf5" style:font-weight-asian="bold" style:font-weight-complex="bold"/>
    </style:style>
    <style:style style:name="T3" style:family="text">
      <style:text-properties fo:font-weight="bold" officeooo:rsid="002c62fc" style:font-weight-asian="bold" style:font-weight-complex="bold"/>
    </style:style>
    <style:style style:name="T4" style:family="text">
      <style:text-properties fo:font-weight="bold" officeooo:rsid="002ed704" style:font-weight-asian="bold" style:font-weight-complex="bold"/>
    </style:style>
    <style:style style:name="T5" style:family="text">
      <style:text-properties fo:font-weight="bold" officeooo:rsid="002fede8" style:font-weight-asian="bold" style:font-weight-complex="bold"/>
    </style:style>
    <style:style style:name="T6" style:family="text">
      <style:text-properties officeooo:rsid="0015353a"/>
    </style:style>
    <style:style style:name="T7" style:family="text">
      <style:text-properties officeooo:rsid="00181e26"/>
    </style:style>
    <style:style style:name="T8" style:family="text">
      <style:text-properties officeooo:rsid="001d8b9e"/>
    </style:style>
    <style:style style:name="T9" style:family="text">
      <style:text-properties officeooo:rsid="001f8810"/>
    </style:style>
    <style:style style:name="T10" style:family="text">
      <style:text-properties officeooo:rsid="002109fd"/>
    </style:style>
    <style:style style:name="T11" style:family="text">
      <style:text-properties officeooo:rsid="002444d6"/>
    </style:style>
    <style:style style:name="T12" style:family="text">
      <style:text-properties officeooo:rsid="0025a91f"/>
    </style:style>
    <style:style style:name="T13" style:family="text">
      <style:text-properties officeooo:rsid="002683ca"/>
    </style:style>
    <style:style style:name="T14" style:family="text">
      <style:text-properties officeooo:rsid="00281dc7"/>
    </style:style>
    <style:style style:name="T15" style:family="text">
      <style:text-properties officeooo:rsid="002a04e0"/>
    </style:style>
    <style:style style:name="T16" style:family="text">
      <style:text-properties officeooo:rsid="002b8cf5"/>
    </style:style>
    <style:style style:name="T17" style:family="text">
      <style:text-properties officeooo:rsid="002c62fc"/>
    </style:style>
    <style:style style:name="T18" style:family="text">
      <style:text-properties officeooo:rsid="002ed704"/>
    </style:style>
    <style:style style:name="T19" style:family="text">
      <style:text-properties officeooo:rsid="003100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cryption in SD</text:p>
      <text:p text:style-name="P1"/>
      <text:p text:style-name="P3">Encryption, Decryption and <text:span text:style-name="T8">E</text:span>ncoding <text:span text:style-name="T7">are</text:span> handled by the <text:span text:style-name="T11">l</text:span>ibsodium package <text:a xlink:type="simple" xlink:href="https://doc.libsodium.org/" text:style-name="Internet_20_link" text:visited-style-name="Visited_20_Internet_20_Link">https://doc.libsodium.org</text:a></text:p>
      <text:p text:style-name="P3"/>
      <text:p text:style-name="P4">Calling syntax:</text:p>
      <text:p text:style-name="P4"/>
      <text:p text:style-name="P1">encrypted_text = <text:span text:style-name="T1">SDENCRYPT(Data, KeyToUse, Encoding</text:span>)<text:line-break/> <text:s text:c="3"/><text:span text:style-name="T1">where:</text:span><text:line-break/> <text:s text:c="2"/></text:p>
      <text:p text:style-name="P10"><text:span text:style-name="T1">Data </text:span><text:tab/><text:tab/>= string to encrypt<text:line-break/><text:span text:style-name="T15">K</text:span><text:span text:style-name="T1">eyToUse<text:tab/></text:span>= <text:span text:style-name="T14">Encoded string which will decode to a</text:span> crypto_secretbox_KEYBYTES bytes <text:tab/><text:tab/><text:tab/><text:tab/><text:tab/><text:span text:style-name="T15">sized key <text:s/></text:span>(currently defined as 32 bytes / 256 bits).<text:line-break/><text:span text:style-name="T1">Encoding</text:span> <text:tab/>= <text:s/>one of: <text:line-break/> <text:s text:c="11"/><text:tab/><text:span text:style-name="T1">SD_EncodeHX</text:span> <text:s text:c="2"/>- The key and returned encrypted text are Hex Encoded <text:tab/><text:tab/><text:tab/><text:tab/>(passed key is <text:tab/>a 64 Character <text:span text:style-name="T6">Hex </text:span><text:span text:style-name="T12">encoded </text:span>string which will be converted <text:tab/><text:tab/><text:tab/>to 32 bytes, encrypted text will be a Hex <text:span text:style-name="T13">encoded c</text:span>haracter String 2X the <text:tab/><text:tab/><text:tab/>length of the passed string to encrypt<text:span text:style-name="T6">)</text:span>.<text:line-break/> <text:s text:c="12"/><text:tab/><text:span text:style-name="T1">SD_Encode64</text:span> <text:s text:c="2"/>- The key and returned encrypted text are Base64 Encoded</text:p>
      <text:p text:style-name="P9"><text:tab/><text:tab/><text:tab/>(passed key is <text:tab/>a <text:span text:style-name="T11">44</text:span> Character <text:span text:style-name="T11">Base64 encoded</text:span><text:span text:style-name="T6"> </text:span>string which will be <text:tab/><text:tab/><text:tab/><text:tab/>converted to 32 <text:span text:style-name="T11">b</text:span>ytes, encrypted text will be a <text:span text:style-name="T11">Base64 encoded c</text:span>haracter <text:tab/><text:tab/><text:tab/><text:tab/>String <text:span text:style-name="T6">)</text:span>.</text:p>
      <text:p text:style-name="P5"/>
      <text:p text:style-name="P6"><text:s/>decrypted_text =<text:span text:style-name="T1"> SDDECRYPT(Data, KeyToUse, Encoding)</text:span><text:line-break/> <text:s text:c="3"/><text:span text:style-name="T1">where:</text:span></text:p>
      <text:p text:style-name="P7"><text:line-break/> <text:s text:c="7"/><text:tab/><text:span text:style-name="T1">Data</text:span> <text:tab/><text:tab/>= encrypted string<text:line-break/> <text:s text:c="7"/><text:tab/><text:span text:style-name="T1">KeyToUse<text:tab/></text:span>= <text:span text:style-name="T14">Encoded string which will decode to a</text:span> crypto_secretbox_KEYBYTES bytes <text:tab/><text:tab/><text:tab/><text:tab/><text:tab/><text:span text:style-name="T15">sized key <text:s/></text:span>(currently defined as 32 bytes / 256 bits).</text:p>
      <text:p text:style-name="P7"><text:s text:c="8"/><text:tab/><text:span text:style-name="T1">Encoding</text:span> <text:tab/>= <text:s/>one of: <text:line-break/> <text:s text:c="27"/><text:tab/><text:span text:style-name="T1">SD_EncodeHX</text:span> <text:s text:c="2"/>- The key and passed encrypted text are Hex Encoded (passed <text:tab/><text:tab/><text:tab/><text:tab/><text:tab/>key is a 64 Character <text:span text:style-name="T9">Hex </text:span>string which will be converted to 32 bytes, <text:tab/><text:tab/><text:tab/><text:tab/><text:tab/>encrypted text will be a Hex Character String 2X the length of the <text:tab/><text:tab/><text:tab/><text:tab/><text:tab/>returned decrypted text<text:span text:style-name="T9">)</text:span>. <text:line-break/> <text:s text:c="27"/><text:tab/><text:span text:style-name="T1">SD_Encode64</text:span> <text:s text:c="2"/>- The key and passed encrypted text are Base64 Encoded </text:p>
      <text:p text:style-name="P7"/>
      <text:p text:style-name="P7"/>
      <text:p text:style-name="P7"/>
      <text:p text:style-name="P8">Why libsodium ?<text:line-break/><text:line-break/>From https://doc.libsodium.org/<text:line-break/></text:p>
      <text:p text:style-name="P8">Sodium is a modern, easy-to-use software library for encryption, decryption, signatures, password hashing, and more.<text:line-break/> <text:s text:c="3"/><text:line-break/>To use this extension you need to install libsodium-dev and libsodium23 (Ubuntu):<text:line-break/> <text:s text:c="3"/><text:span text:style-name="T1">apt install libsodium-dev libsodium23</text:span> <text:line-break/><text:line-break/>Encryption, Decryption and encoding using libsodium package:<text:line-break/><text:soft-page-break/><text:line-break/>https://doc.libsodium.org/<text:line-break/><text:line-break/>This routine (and doc) is based on information found here:<text:line-break/><text:line-break/>https://doc.libsodium.org/secret-key_cryptography/secretbox<text:line-break/><text:line-break/>https://github.com/jedisct1/libsodium/blob/master/test/default/secretbox_easy2.c<text:line-break/><text:line-break/>https://doc.libsodium.org/password_hashing/default_phf<text:line-break/><text:line-break/><text:span text:style-name="T10">SD </text:span>encrypt<text:span text:style-name="T10">s</text:span> using crypto_secretbox_easy:<text:line-break/><text:line-break/><text:line-break/> <text:s text:c="3"/><text:span text:style-name="T1">int crypto_secretbox_easy(unsigned char *c, const unsigned char *m,<text:line-break/> <text:s text:c="23"/>unsigned long long mlen, const unsigned char *n,<text:line-break/> <text:s text:c="23"/>const unsigned char *k)</text:span><text:line-break/><text:line-break/>The crypto_secretbox_easy() function encrypts a message <text:span text:style-name="T1">m</text:span> whose length is <text:span text:style-name="T1">mlen</text:span> bytes, with a key <text:span text:style-name="T1">k</text:span> and a nonce <text:span text:style-name="T1">n.</text:span> <text:line-break/>k should be crypto_secretbox_KEYBYTES bytes (currently defined as 32 bytes / 256 bits) and n should be crypto_secretbox_NONCEBYTES bytes.<text:line-break/>c should be at least crypto_secretbox_MACBYTES + mlen bytes long.<text:line-break/>This function writes the authentication tag, whose length is crypto_secretbox_MACBYTES bytes,<text:line-break/>in c, immediately followed by the encrypted message, whose length is the same as the plaintext: mlen.<text:line-break/> <text:s text:c="3"/></text:p>
      <text:p text:style-name="P11">Functions returning an int return 0 on success and -1 to indicate an error.<text:line-break/><text:line-break/> <text:s text:c="3"/>REM:<text:line-break/> <text:s text:c="5"/>A 128-bit (16 byte) key can be expressed as a hexadecimal string with 32 characters.<text:line-break/> <text:s text:c="7"/>It will require 24 characters in base64.<text:line-break/> <text:s text:c="5"/><text:line-break/> <text:s text:c="5"/>A 256-bit (32 byte) key can be expressed as a hexadecimal string with 64 characters.<text:line-break/> <text:s text:c="7"/>It will require 44 characters in base64.<text:line-break/><text:line-break/> <text:s text:c="3"/>Note we return the encryption output with the nonce appended to the end<text:line-break/> <text:s text:c="3"/>Rem to encode either base64 or hex before returning to SD!<text:line-break/><text:line-break/><text:span text:style-name="T10">SD</text:span> decrypt<text:span text:style-name="T10">s</text:span> using crypto_secretbox_open_easy:<text:line-break/><text:line-break/> <text:s text:c="3"/><text:span text:style-name="T1">int crypto_secretbox_open_easy(unsigned char *m, const unsigned char *c,<text:line-break/> <text:s text:c="28"/>unsigned long long clen, const unsigned char *n,<text:line-break/> <text:s text:c="28"/>const unsigned char *k);<text:line-break/></text:span><text:line-break/> <text:s text:c="3"/><text:span text:style-name="T1">c</text:span> is a pointer to an authentication tag + encrypted message combination,<text:line-break/> <text:s text:c="3"/>as produced by crypto_secretbox_easy().<text:line-break/> <text:s text:c="3"/><text:span text:style-name="T1">clen</text:span> is the length of this authentication tag + encrypted message combination.<text:line-break/> <text:s text:c="3"/>Put differently, clen is the number of bytes written by crypto_secretbox_easy(),<text:line-break/> <text:s text:c="3"/>which is crypto_secretbox_MACBYTES + the length of the message.<text:line-break/><text:soft-page-break/>The nonce <text:span text:style-name="T1">n</text:span> and the key <text:span text:style-name="T1">k</text:span> have to match those used to encrypt and authenticate the message.<text:line-break/> The function returns -1 if the verification fails, and 0 on success. <text:line-break/> <text:span text:style-name="T10">O</text:span>n success, the decrypted message is stored into m.<text:line-break/><text:line-break/>If the user wishes to use a password for encryption / decryption we need to generate a key for it.<text:line-break/>The project recommends using crypto_pwhash to convert a password to a key, but to be reproducible the routine requires:<text:line-break/><text:line-break/>The salt to be know<text:line-break/> <text:line-break/>Values for opslimit and memlimit<text:line-break/><text:line-break/>https://doc.libsodium.org/key_derivation and https://doc.libsodium.org/password_hashing/default_phf<text:line-break/><text:line-break/>To do this we will use function:<text:line-break/><text:line-break/> <text:s text:c="3"/><text:span text:style-name="T1">int crypto_pwhash(unsigned char * const out,<text:line-break/> <text:s text:c="15"/>unsigned long long outlen,<text:line-break/> <text:s text:c="15"/>const char * const passwd,<text:line-break/> <text:s text:c="15"/>unsigned long long passwdlen,<text:line-break/> <text:s text:c="15"/>const unsigned char * const salt,<text:line-break/> <text:s text:c="15"/>unsigned long long opslimit,<text:line-break/> <text:s text:c="15"/>size_t memlimit, int alg);</text:span><text:line-break/> <text:s text:c="16"/><text:line-break/>The crypto_pwhash() function derives an <text:span text:style-name="T1">outlen</text:span> bytes long key from a password <text:span text:style-name="T1">passwd</text:span> whose length is <text:span text:style-name="T1">passwdlen</text:span> and a <text:span text:style-name="T1">salt</text:span> whose fixed length is crypto_pwhash_SALTBYTES bytes. <text:line-break/><text:span text:style-name="T16">P</text:span>asswdlen should be at least crypto_pwhash_PASSWD_MIN and crypto_pwhash_PASSWD_MAX.<text:line-break/>outlen should be <text:s/>at least crypto_pwhash_BYTES_MIN = 16 (128 bits) and at most crypto_pwhash_BYTES_MAX. <text:line-break/>The salt should be unpredictable. randombytes_buf() is the easiest way to fill the <text:span text:style-name="T10">c</text:span>rypto_pwhash_SALTBYTES bytes of the salt.<text:line-break/><text:line-break/>Keep in mind that to produce the same key from the same <text:span text:style-name="T1">password</text:span>, the same algorithm,<text:line-break/>the same <text:span text:style-name="T1">salt</text:span>, and the same values for <text:span text:style-name="T1">opslimit</text:span> and <text:span text:style-name="T1">memlimit</text:span> must be used.<text:line-break/><text:line-break/><text:span text:style-name="T16">SD provides two subroutines to support password to key creation:</text:span></text:p>
      <text:p text:style-name="P11"/>
      <text:p text:style-name="P11"><text:span text:style-name="T1">!</text:span><text:span text:style-name="T2">SD</text:span><text:span text:style-name="T4">_</text:span><text:span text:style-name="T5">GET_</text:span><text:span text:style-name="T2">SALT(</text:span><text:span text:style-name="T4">mysalt</text:span><text:span text:style-name="T2">)</text:span><text:span text:style-name="T16"> <text:s/>- </text:span><text:span text:style-name="T18">creates </text:span><text:span text:style-name="T16">a base64 encoded salt </text:span><text:span text:style-name="T18">and returns in mysalt</text:span><text:span text:style-name="T16">.</text:span></text:p>
      <text:p text:style-name="P11"/>
      <text:p text:style-name="P14"><text:span text:style-name="T1">!</text:span><text:span text:style-name="T2">SD</text:span><text:span text:style-name="T4">_</text:span><text:span text:style-name="T2">KEY</text:span><text:span text:style-name="T5">_</text:span><text:span text:style-name="T2">FROM</text:span><text:span text:style-name="T5">_</text:span><text:span text:style-name="T2">PW</text:span><text:span text:style-name="T16">(</text:span><text:span text:style-name="T4">my</text:span><text:span text:style-name="T2">passphrase, </text:span><text:span text:style-name="T4">my</text:span><text:span text:style-name="T2">salt, </text:span><text:span text:style-name="T4">mykey</text:span><text:span text:style-name="T16">) – </text:span><text:span text:style-name="T18">creates </text:span><text:span text:style-name="T16">a base64 encoded key </text:span><text:span text:style-name="T18">returned in <text:s text:c="2"/></text:span></text:p>
      <text:p text:style-name="P14"><text:span text:style-name="T18"><text:s text:c="11"/>mykey</text:span><text:span text:style-name="T16">. <text:s/></text:span><text:span text:style-name="T18">Where:</text:span></text:p>
      <text:p text:style-name="P12"><text:tab/><text:span text:style-name="T4">my</text:span><text:span text:style-name="T2">passphrase</text:span><text:span text:style-name="T16"> is a text password / phrase</text:span></text:p>
      <text:p text:style-name="P12"><text:tab/><text:span text:style-name="T4">my</text:span><text:span text:style-name="T3">salt</text:span><text:span text:style-name="T17"> – is a base64 encoded salt created via !SD</text:span><text:span text:style-name="T18">_</text:span><text:span text:style-name="T17">SALT()</text:span><text:span text:style-name="T19">*</text:span></text:p>
      <text:p text:style-name="P12"/>
      <text:p text:style-name="P13"><text:span text:style-name="T19">*</text:span>This setup requires the user to save the salt used for key generation.</text:p>
      <text:p text:style-name="P12"/>
      <text:p text:style-name="P12"><text:span text:style-name="T17">There is an example of usage found in BP/SD_ENCRYPT_EXT</text:span><text:line-break/><text:line-break/><text:line-break/><text:soft-pag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21:49:31.639000000</meta:creation-date>
    <dc:date>2024-08-10T14:30:01.411000000</dc:date>
    <meta:editing-duration>PT1H20M49S</meta:editing-duration>
    <meta:editing-cycles>21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19" meta:word-count="833" meta:character-count="6203" meta:non-whitespace-character-count="4822"/>
  </office:meta>
</office:document-meta>
</file>